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/>
    <style:font-face style:name="FreeSans1" svg:font-family="FreeSans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Kein_20_Leerraum">
      <style:text-properties fo:language="en" fo:country="US"/>
    </style:style>
    <style:style style:name="P2" style:family="paragraph" style:parent-style-name="Kein_20_Leerraum">
      <style:text-properties fo:language="en" fo:country="US" style:text-underline-style="solid" style:text-underline-width="auto" style:text-underline-color="font-color" fo:font-weight="bold" style:font-weight-asian="bold"/>
    </style:style>
    <style:style style:name="P3" style:family="paragraph" style:parent-style-name="Kein_20_Leerraum">
      <style:text-properties fo:language="en" fo:country="US" style:text-underline-style="solid" style:text-underline-width="auto" style:text-underline-color="font-color" fo:font-weight="bold" style:font-weight-asian="bold" style:font-name-complex="Consolas"/>
    </style:style>
    <style:style style:name="P4" style:family="paragraph" style:parent-style-name="Kein_20_Leerraum">
      <style:text-properties fo:language="en" fo:country="US" style:font-name-complex="Consolas"/>
    </style:style>
    <style:style style:name="P5" style:family="paragraph" style:parent-style-name="Kein_20_Leerraum" style:master-page-name="Standard">
      <style:paragraph-properties style:page-number="auto"/>
      <style:text-properties fo:font-size="12pt" fo:language="en" fo:country="US" style:text-underline-style="solid" style:text-underline-width="auto" style:text-underline-color="font-color" fo:font-weight="bold" style:font-size-asian="12pt" style:font-weight-asian="bold" style:font-size-complex="12pt"/>
    </style:style>
    <style:style style:name="T1" style:family="text">
      <style:text-properties fo:font-size="12pt" fo:language="en" fo:country="US" style:text-underline-style="solid" style:text-underline-width="auto" style:text-underline-color="font-color" fo:font-weight="bold" style:font-size-asian="12pt" style:font-weight-asian="bold" style:font-size-complex="12pt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font-name-complex="Calibri"/>
    </style:style>
    <style:style style:name="T4" style:family="text">
      <style:text-properties fo:language="en" fo:country="US" style:text-underline-style="solid" style:text-underline-width="auto" style:text-underline-color="font-color" fo:font-weight="bold" style:font-weight-asian="bold"/>
    </style:style>
    <style:style style:name="T5" style:family="text">
      <style:text-properties fo:language="en" fo:country="US" style:font-name-complex="Consolas"/>
    </style:style>
    <style:style style:name="T6" style:family="text">
      <style:text-properties fo:language="en" fo:country="US" style:font-name-complex="Consolas" style:font-weight-complex="bold"/>
    </style:style>
    <style:style style:name="T7" style:family="text">
      <style:text-properties fo:language="en" fo:country="US" officeooo:rsid="000d4c01" style:font-name-complex="Consolas" style:font-weight-complex="bold"/>
    </style:style>
    <style:style style:name="T8" style:family="text">
      <style:text-properties fo:language="en" fo:country="US" officeooo:rsid="000d4c01" style:font-name-complex="Consola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DT: ACO</text:p>
      <text:p text:style-name="Kein_20_Leerraum"/>
      <text:p text:style-name="P2">Import:</text:p>
      <text:p text:style-name="P1">Ant, Node, Connection</text:p>
      <text:p text:style-name="P1"/>
      <text:p text:style-name="P1"/>
      <text:p text:style-name="Kein_20_Leerraum"><text:span text:style-name="T1">OPERATIONS:</text:span></text:p>
      <text:p text:style-name="Kein_20_Leerraum"/>
      <text:p text:style-name="P2">Creator:</text:p>
      <text:p text:style-name="Kein_20_Leerraum">-</text:p>
      <text:p text:style-name="P1"/>
      <text:p text:style-name="Kein_20_Leerraum"><text:span text:style-name="T3"><text:s/></text:span><text:span text:style-name="T4">Accessor:</text:span></text:p>
      <text:p text:style-name="Kein_20_Leerraum">-<text:span text:style-name="T5"> length: List&lt;Integer&gt; visitedNodes </text:span><text:span text:style-name="T8">X </text:span><text:span text:style-name="T5">List&lt;Connection&gt; connectionList </text:span><text:span text:style-name="T8">→ Int</text:span></text:p>
      <text:p text:style-name="Kein_20_Leerraum"><text:span text:style-name="T5">- </text:span><text:span text:style-name="T5">tourFinished: ant </text:span><text:span text:style-name="T8">X </text:span><text:span text:style-name="T5">numCities </text:span><text:span text:style-name="T8">→ boolean</text:span></text:p>
      <text:p text:style-name="P4"/>
      <text:p text:style-name="P3">Producer:</text:p>
      <text:p text:style-name="Kein_20_Leerraum"><text:span text:style-name="T6">- </text:span><text:span text:style-name="T5">goHom</text:span><text:span text:style-name="T8">e: </text:span><text:span text:style-name="T5">ant </text:span><text:span text:style-name="T8">→ Ant</text:span></text:p>
      <text:p text:style-name="Kein_20_Leerraum"><text:span text:style-name="T6">- </text:span><text:span text:style-name="T5">findPath: ant </text:span><text:span text:style-name="T8">X </text:span><text:span text:style-name="T5">node </text:span><text:span text:style-name="T8">X </text:span><text:span text:style-name="T5">numCities </text:span><text:span text:style-name="T8">X </text:span><text:span text:style-name="T5">alpha </text:span><text:span text:style-name="T8">X </text:span><text:span text:style-name="T5">beta </text:span><text:span text:style-name="T8">→ double[]</text:span></text:p>
      <text:p text:style-name="Kein_20_Leerraum"><text:span text:style-name="T6">- </text:span><text:span text:style-name="T5">randomPathChoice: nodes </text:span><text:span text:style-name="T7">X </text:span><text:span text:style-name="T5">array </text:span><text:span text:style-name="T8">→ Node</text:span></text:p>
      <text:p text:style-name="Kein_20_Leerraum"><text:span text:style-name="T6">- </text:span><text:span text:style-name="T5">move: ant </text:span><text:span text:style-name="T8">X </text:span><text:span text:style-name="T5">node </text:span><text:span text:style-name="T8">→ Ant</text:span></text:p>
      <text:p text:style-name="Kein_20_Leerraum"><text:span text:style-name="T6">- </text:span><text:span text:style-name="T5">updateConnection: oldConnection </text:span><text:span text:style-name="T8">X </text:span><text:span text:style-name="T5">alpha </text:span><text:span text:style-name="T8">→ <text:s/>Connection</text:span></text:p>
      <text:p text:style-name="Kein_20_Leerraum"><text:span text:style-name="T6">- </text:span><text:span text:style-name="T5">evaporate: oldList </text:span><text:span text:style-name="T8">X </text:span><text:span text:style-name="T5">rho </text:span><text:span text:style-name="T8">→ List&lt;Connection&gt;</text:span></text:p>
      <text:p text:style-name="Kein_20_Leerraum"><text:span text:style-name="T6">- </text:span><text:span text:style-name="T5">createAnts: antCount </text:span><text:span text:style-name="T8">X </text:span><text:span text:style-name="T5">startPosition </text:span><text:span text:style-name="T8">→ List&lt;Ant&gt;</text:span></text:p>
      <text:p text:style-name="P4"><text:tab/></text:p>
      <text:p text:style-name="P3">Mutator:</text:p>
      <text:p text:style-name="P4">-</text:p>
      <text:p text:style-name="Kein_20_Leerraum"/>
      <text:p text:style-name="P3">Axioms:</text:p>
      <text:p text:style-name="Kein_20_Leerraum"><text:span text:style-name="T2">- </text:span><text:span text:style-name="T5"><text:s/>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" svg:font-family="Consolas" style:font-family-generic="modern"/>
    <style:font-face style:name="FreeSans1" svg:font-family="FreeSans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50%" fo:orphans="2" fo:widows="2" style:writing-mode="lr-tb"/>
      <style:text-properties style:use-window-font-color="true" style:font-name="Calibri" fo:font-size="11pt" fo:language="de" fo:country="DE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style:contextual-spacing="false" fo:keep-together="always" fo:keep-with-next="always"/>
      <style:text-properties fo:color="#365f91" style:font-name="Cambria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Kein_20_Leerraum" style:display-name="Kein Leerraum" style:family="paragraph">
      <style:paragraph-properties fo:orphans="2" fo:widows="2"/>
      <style:text-properties style:use-window-font-color="true" style:font-name="Calibri" fo:font-size="11pt" fo:language="de" fo:country="DE" style:font-name-asian="Calibri" style:font-size-asian="11pt" style:font-name-complex="Times New Roman" style:font-size-complex="11pt" style:language-complex="ar" style:country-complex="SA"/>
    </style:style>
    <style:style style:name="Absatz-Standardschriftart" style:family="text"/>
    <style:style style:name="Überschrift_20_1_20_Zchn" style:display-name="Überschrift 1 Zchn" style:family="text" style:parent-style-name="Absatz-Standardschriftart">
      <style:text-properties fo:color="#365f91" style:font-name="Cambria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na</meta:initial-creator>
    <meta:creation-date>2013-05-12T21:23:00</meta:creation-date>
    <dc:date>2013-05-13T18:31:07</dc:date>
    <meta:editing-cycles>4</meta:editing-cycles>
    <meta:generator>LibreOffice/4.0.2.2$Linux_x86 LibreOffice_project/400m0$Build-2</meta:generator>
    <meta:document-statistic meta:table-count="0" meta:image-count="0" meta:object-count="0" meta:page-count="1" meta:paragraph-count="22" meta:word-count="84" meta:character-count="505" meta:non-whitespace-character-count="437"/>
  </office:meta>
</office:document-meta>
</file>